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Segoe UI Historic" svg:font-family="'Segoe UI Histor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Historic" fo:font-size="10.5pt" style:font-size-asian="10.5pt" style:font-size-complex="10.5pt"/>
    </style:style>
    <style:style style:name="P2" style:family="paragraph" style:parent-style-name="Standard">
      <style:text-properties style:font-name="Bahnschrift Light Condensed" fo:font-size="10.5pt" style:font-size-asian="10.5pt" style:font-size-complex="10.5pt"/>
    </style:style>
    <style:style style:name="P3" style:family="paragraph" style:parent-style-name="Standard">
      <style:paragraph-properties fo:margin-left="0cm" fo:margin-right="0cm" fo:text-indent="0cm" style:auto-text-indent="false"/>
      <style:text-properties style:font-name="Segoe UI Historic" fo:font-size="10.5pt" style:font-size-asian="10.5pt" style:font-size-complex="10.5pt"/>
    </style:style>
    <style:style style:name="P4" style:family="paragraph" style:parent-style-name="Standard">
      <style:text-properties style:font-name="Bahnschrift Light Condensed" fo:font-size="10.5pt" style:font-size-asian="10.5pt" style:font-size-complex="10.5pt"/>
    </style:style>
    <style:style style:name="P5" style:family="paragraph" style:parent-style-name="Standard" style:list-style-name="L3">
      <style:text-properties style:font-name="Bahnschrift Light Condensed" fo:font-size="10.5pt" style:font-size-asian="10.5pt" style:font-size-complex="10.5pt"/>
    </style:style>
    <style:style style:name="P6" style:family="paragraph" style:parent-style-name="Standard" style:list-style-name="L4">
      <style:text-properties style:font-name="Bahnschrift Light Condensed" fo:font-size="10.5pt" style:font-size-asian="10.5pt" style:font-size-complex="10.5pt"/>
    </style:style>
    <style:style style:name="P7" style:family="paragraph" style:parent-style-name="Standard">
      <style:text-properties style:font-name="Bahnschrift Light SemiCondensed" fo:font-size="10.5pt" style:font-size-asian="10.5pt" style:font-size-complex="10.5pt"/>
    </style:style>
    <style:style style:name="T1" style:family="text">
      <style:text-properties style:font-name="Bahnschrift Light Condense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tab/><text:span text:style-name="T1">lettre d'intention.</text:span></text:p>
      <text:p text:style-name="P2"/>
      <text:p text:style-name="P2"><text:tab/>Mesdames, Messieurs,</text:p>
      <text:p text:style-name="P2"/>
      <text:p text:style-name="P2"><text:tab/>Vous avez souhaité effectuer une refonte complète du site internet tant visuel que technique.</text:p>
      <text:p text:style-name="P2">En effet il a été estimé que le site n'est plus adapté aux standards actuel, de plus de nouvelles fonctionnalités sont souhaitées :</text:p>
      <text:list xml:id="list8475725224620169817" text:style-name="L4">
        <text:list-item>
          <text:p text:style-name="P6">Envoi d'e-mail automatisé sur une liste de contact avec critères (rôle dans l'APE).</text:p>
        </text:list-item>
        <text:list-item>
          <text:p text:style-name="P6">Possibilité d'envoi des manifestations et actualités automatiquement sur la page « facebook » ainsi qu'une « newsletter ».</text:p>
        </text:list-item>
        <text:list-item>
          <text:p text:style-name="P6">Payement en ligne des cotisations.</text:p>
        </text:list-item>
      </text:list>
      <text:p text:style-name="P2">Le développement de cette application à pour but de redynamiser le site de l'association, <text:s/>simplifier la transmission de l'actualité aux parents d'élèves ainsi que la gestion des paiements des cotisations.</text:p>
      <text:p text:style-name="P2"/>
      <text:p text:style-name="P2"><text:tab/>Le maître d'oeuvree est au bureau de l'APE, la mise en œuvre sera réalisé par Benjamin Favre pour le développement, le déploiement et le maintient(durée à définir) de l'application.</text:p>
      <text:p text:style-name="P2">La personne contact au sein du bureau de l'APE sera Mme Claire Singer.</text:p>
      <text:p text:style-name="P2"/>
      <text:p text:style-name="P2"><text:tab/>Après examen du site <text:a xlink:type="simple" xlink:href="http://www.apemagnascole.com/" text:style-name="Internet_20_link" text:visited-style-name="Visited_20_Internet_20_Link">www.apemagnascole.com</text:a> on peux constater l'utilisation du CMS (Content Managment System) « wix ». Le site est <text:s/>peu voir non responsive au visuel ancien et non dynamique. Il a été décidé que le contenu des pages actuels serait conservé.</text:p>
      <text:p text:style-name="P7"><text:span text:style-name="T1"/></text:p>
      <text:p text:style-name="P2"><text:tab/>En retour de cette demande l’application sera développé orienté services (SOA), j'utiliserai les technologies suivantes :</text:p>
      <text:list xml:id="list8145614104809671858" text:style-name="L3">
        <text:list-item>
          <text:p text:style-name="P5">Le langage Java et ses frameworks Maven, Spring, JPA/Hibernate pour les micro-services.</text:p>
          <text:list>
            <text:list-item>
              <text:list>
                <text:list-header>
                  <text:p text:style-name="P5">Et comme micro-services :</text:p>
                  <text:list>
                    <text:list-item>
                      <text:p text:style-name="P5">authentification</text:p>
                    </text:list-item>
                    <text:list-item>
                      <text:p text:style-name="P5">mail</text:p>
                    </text:list-item>
                    <text:list-item>
                      <text:p text:style-name="P5">paiement</text:p>
                    </text:list-item>
                    <text:list-item>
                      <text:p text:style-name="P5">actualité</text:p>
                    </text:list-item>
                    <text:list-item>
                      <text:p text:style-name="P5">liaison facebook</text:p>
                      <text:p text:style-name="P5"/>
                    </text:list-item>
                  </text:list>
                </text:list-header>
              </text:list>
            </text:list-item>
          </text:list>
        </text:list-item>
        <text:list-item>
          <text:p text:style-name="P5">Le Framework Angular8 et NodeJs pour le client utilisateur.</text:p>
        </text:list-item>
        <text:list-item>
          <text:p text:style-name="P5">Le Système de gestion de bases de données Postgesql pour la conservation des données.</text:p>
        </text:list-item>
      </text:list>
      <text:p text:style-name="P2"/>
      <text:p text:style-name="P2">Le déploiement de la V1 se fera pour le 01/02/2020. </text:p>
      <text:p text:style-name="P2"/>
      <text:p text:style-name="P2"><text:tab/>Des évolutions sont envisagés tel que l'achat de chocolat, des tableaux pour visualiser les mouvements monétaire et l'import export de donnée au moyen de fichier CSV, ceci pourrait être intégré dans une possible V2.</text:p>
      <text:p text:style-name="P2"/>
      <text:p text:style-name="P2"><text:tab/>Je reste à votre disposition pour toutes questions concernant ce projet. En l'attente de votre retour sur cette lettre d'intention, veuillez agréer l'expression de mes meilleurs sentiments.</text:p>
      <text:p text:style-name="P2"/>
      <text:p text:style-name="P2"/>
      <text:p text:style-name="P2"><text:tab/>Benjamin Fa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Light Condensed" svg:font-family="'Bahnschrift Light Condensed'" style:font-family-generic="swiss" style:font-pitch="variable"/>
    <style:font-face style:name="Bahnschrift Light SemiCondensed" svg:font-family="'Bahnschrift Light SemiCondensed'" style:font-family-generic="swiss" style:font-pitch="variable"/>
    <style:font-face style:name="Segoe UI Historic" svg:font-family="'Segoe UI Histor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8T10:02:13.77</meta:creation-date>
    <dc:date>2020-12-01T11:47:53.30</dc:date>
    <meta:editing-duration>P1DT22H41M19S</meta:editing-duration>
    <meta:editing-cycles>3</meta:editing-cycles>
    <meta:generator>OpenOffice/4.1.4$Win32 OpenOffice.org_project/414m5$Build-9788</meta:generator>
    <meta:print-date>2020-12-01T11:47:41.72</meta:print-date>
    <meta:document-statistic meta:table-count="0" meta:image-count="0" meta:object-count="0" meta:page-count="1" meta:paragraph-count="25" meta:word-count="337" meta:character-count="2135"/>
  </office:meta>
</office:document-meta>
</file>